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Export" table:print="false" table:style-name="ta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row table:style-name="ro1">
          <table:table-cell office:string-value="code_zone" office:value-type="string">
            <text:p>code_zone</text:p>
          </table:table-cell>
          <table:table-cell office:string-value="nom_zone" office:value-type="string">
            <text:p>nom_zone</text:p>
          </table:table-cell>
          <table:table-cell office:string-value="annee" office:value-type="string">
            <text:p>annee</text:p>
          </table:table-cell>
          <table:table-cell office:string-value="population_basse" office:value-type="string">
            <text:p>population_basse</text:p>
          </table:table-cell>
          <table:table-cell office:string-value="population_centrale" office:value-type="string">
            <text:p>population_centrale</text:p>
          </table:table-cell>
          <table:table-cell office:string-value="population_haute" office:value-type="string">
            <text:p>population_haute</text:p>
          </table:table-cell>
        </table:table-row>
        <table:table-row>
          <table:table-cell office:string-value="code1" office:value-type="string">
            <text:p>code1</text:p>
          </table:table-cell>
          <table:table-cell office:string-value="nom1" office:value-type="string">
            <text:p>nom1</text:p>
          </table:table-cell>
          <table:table-cell office:string-value="2020" office:value-type="string">
            <text:p>2020</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1" office:value-type="string">
            <text:p>code1</text:p>
          </table:table-cell>
          <table:table-cell office:string-value="nom1" office:value-type="string">
            <text:p>nom1</text:p>
          </table:table-cell>
          <table:table-cell office:string-value="2021" office:value-type="string">
            <text:p>2021</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1" office:value-type="string">
            <text:p>code1</text:p>
          </table:table-cell>
          <table:table-cell office:string-value="nom1" office:value-type="string">
            <text:p>nom1</text:p>
          </table:table-cell>
          <table:table-cell office:string-value="2022" office:value-type="string">
            <text:p>2022</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2" office:value-type="string">
            <text:p>code2</text:p>
          </table:table-cell>
          <table:table-cell office:string-value="nom2" office:value-type="string">
            <text:p>nom2</text:p>
          </table:table-cell>
          <table:table-cell office:string-value="2020" office:value-type="string">
            <text:p>2020</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2" office:value-type="string">
            <text:p>code2</text:p>
          </table:table-cell>
          <table:table-cell office:string-value="nom2" office:value-type="string">
            <text:p>nom2</text:p>
          </table:table-cell>
          <table:table-cell office:string-value="2021" office:value-type="string">
            <text:p>2021</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2" office:value-type="string">
            <text:p>code2</text:p>
          </table:table-cell>
          <table:table-cell office:string-value="nom2" office:value-type="string">
            <text:p>nom2</text:p>
          </table:table-cell>
          <table:table-cell office:string-value="2022" office:value-type="string">
            <text:p>2022</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3" office:value-type="string">
            <text:p>code3</text:p>
          </table:table-cell>
          <table:table-cell office:string-value="nom3" office:value-type="string">
            <text:p>nom3</text:p>
          </table:table-cell>
          <table:table-cell office:string-value="2020" office:value-type="string">
            <text:p>2020</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3" office:value-type="string">
            <text:p>code3</text:p>
          </table:table-cell>
          <table:table-cell office:string-value="nom3" office:value-type="string">
            <text:p>nom3</text:p>
          </table:table-cell>
          <table:table-cell office:string-value="2021" office:value-type="string">
            <text:p>2021</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code3" office:value-type="string">
            <text:p>code3</text:p>
          </table:table-cell>
          <table:table-cell office:string-value="nom3" office:value-type="string">
            <text:p>nom3</text:p>
          </table:table-cell>
          <table:table-cell office:string-value="2022" office:value-type="string">
            <text:p>2022</text:p>
          </table:table-cell>
          <table:table-cell office:string-value="" office:value-type="string">
            <text:p/>
          </table:table-cell>
          <table:table-cell office:string-value="" office:value-type="string">
            <text:p/>
          </table:table-cell>
          <table:table-cell office:string-value="" office:value-type="string">
            <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A591834</dc:creator>
    <dc:date>2024-02-03T01:04:51</dc:date>
    <meta:editing-cycles>1</meta:editing-cycles>
    <meta:editing-duration>PT3.705S</meta:editing-duration>
    <meta:initial-creator>A591834</meta:initial-creator>
    <meta:creation-date>2024-02-03T01:04:48</meta:creation-date>
    <dc:language>fr</dc:language>
  </office:meta>
</office:document-meta>
</file>